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f3003" style:font-weight-asian="bold" style:font-weight-complex="bold"/>
    </style:style>
    <style:style style:name="P2" style:family="paragraph" style:parent-style-name="Standard">
      <style:text-properties fo:font-size="10pt" style:text-underline-style="solid" style:text-underline-width="auto" style:text-underline-color="font-color" fo:font-weight="bold" officeooo:rsid="000f3003" style:font-size-asian="8.75pt" style:font-weight-asian="bold" style:font-size-complex="10pt" style:font-weight-complex="bold"/>
    </style:style>
    <style:style style:name="P3" style:family="paragraph" style:parent-style-name="Standard">
      <style:text-properties fo:font-size="10pt" style:text-underline-style="none" fo:font-weight="normal" officeooo:rsid="000f93d5" officeooo:paragraph-rsid="0016402a" style:font-size-asian="8.75pt" style:font-weight-asian="normal" style:font-size-complex="10pt" style:font-weight-complex="normal"/>
    </style:style>
    <style:style style:name="P4" style:family="paragraph" style:parent-style-name="Standard">
      <style:text-properties fo:font-size="10pt" style:text-underline-style="none" fo:font-weight="normal" officeooo:rsid="000f93d5" officeooo:paragraph-rsid="000f93d5" style:font-size-asian="8.75pt" style:font-weight-asian="normal" style:font-size-complex="10pt" style:font-weight-complex="normal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officeooo:rsid="000f93d5" officeooo:paragraph-rsid="000f93d5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0pt" style:font-size-asian="8.75pt" style:font-size-complex="10pt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officeooo:rsid="000f93d5" officeooo:paragraph-rsid="000f93d5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none" fo:font-weight="normal" officeooo:rsid="000f93d5" officeooo:paragraph-rsid="000f93d5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bold" officeooo:rsid="001104b2" officeooo:paragraph-rsid="001104b2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0pt" style:text-underline-style="none" fo:font-weight="normal" officeooo:rsid="001104b2" officeooo:paragraph-rsid="001104b2" style:font-size-asian="8.75pt" style:font-weight-asian="normal" style:font-size-complex="10pt" style:font-weight-complex="normal"/>
    </style:style>
    <style:style style:name="P11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1104b2" officeooo:paragraph-rsid="001104b2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fo:font-size="10pt" fo:font-style="normal" style:text-underline-style="none" fo:font-weight="normal" officeooo:rsid="001104b2" officeooo:paragraph-rsid="001104b2" style:font-size-asian="8.75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136b4e"/>
    </style:style>
    <style:style style:name="T2" style:family="text">
      <style:text-properties officeooo:rsid="0016402a"/>
    </style:style>
    <style:style style:name="T3" style:family="text">
      <style:text-properties officeooo:rsid="00162f48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1104b2"/>
    </style:style>
    <style:style style:name="T6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ANARI</text:p>
      <text:p text:style-name="P2"/>
      <text:p text:style-name="P3"><text:span text:style-name="T1">Tipo de máscara Hannya u</text:span>tilizada en el teatro tradicional japonés Noh.</text:p>
      <text:p text:style-name="P3"><text:span text:style-name="T2">R</text:span>e<text:span text:style-name="T1">presentan la furia, </text:span>el dolor de la traición y su transformación en un <text:span text:style-name="T1">demonio</text:span> vengativo.</text:p>
      <text:p text:style-name="P4">No son completamente malvadas; <text:span text:style-name="T2">y </text:span><text:span text:style-name="T1">aun pueden volver</text:span> a ser humanas.</text:p>
      <text:p text:style-name="P4"/>
      <text:p text:style-name="P4"/>
      <text:p text:style-name="P4"/>
      <text:p text:style-name="P5">GNAGA</text:p>
      <text:p text:style-name="P5"/>
      <text:p text:style-name="P4">Máscara originaria de Venecia. La palabra “gnaga” deriva de “gnau”, onomatopeya en véneto que representa el fkdjhiosnkasjopgjdosjgsd.</text:p>
      <text:p text:style-name="P4">Fue usada históricamente por personas queer durante el Carnaval de Venecia para burlar la ley que les podría condenar por serlo. Esta ley prohibía arrestarles y condenarles a la horca y quema en la Plaza de San Marcos, mientras actúen como un personaje enmascarado durante esta festividad.</text:p>
      <text:p text:style-name="P4">En la actualidad se utiliza por artistas drag durante el Carnaval de Venecia.</text:p>
      <text:p text:style-name="P6"/>
      <text:p text:style-name="P6"/>
      <text:p text:style-name="P6"/>
      <text:p text:style-name="P7">MORETTA MUTA</text:p>
      <text:p text:style-name="P7"/>
      <text:p text:style-name="P4">Originaria de Venecia, derivada del visard.</text:p>
      <text:p text:style-name="P4">Se sostenía apretando con los dientes un botón alojado en el lado interior de la máscara a la altura de la boca.</text:p>
      <text:p text:style-name="P4">Esta máscara no permitía hablar a sus portadoras.</text:p>
      <text:p text:style-name="P4">Se quería generar misterio por las mujeres que la llevaban durante el Carnaval de Venecia <text:span text:style-name="T3">por el anonimato que ofrecían</text:span>.</text:p>
      <text:p text:style-name="P4"/>
      <text:p text:style-name="P4"/>
      <text:p text:style-name="P4"/>
      <text:p text:style-name="P8"><text:span text:style-name="T4">MÁSCARA DE PICO</text:span> (médico de la peste)</text:p>
      <text:p text:style-name="P8"/>
      <text:p text:style-name="P4">Utilizada durante una de las plagas más letales de la historia de la humanidad para protegerse de los miasmas que provocaba la enfermedad.</text:p>
      <text:p text:style-name="P4">Quien la portaba, llevaba una larga túnica negra junto a esta máscara.</text:p>
      <text:p text:style-name="P4">Se llenaban de una elaboración de diferentes hierbas, polvo de víbora, canela, mirra y miel para no respirar aire contaminado.</text:p>
      <text:p text:style-name="P4"/>
      <text:p text:style-name="P4"/>
      <text:p text:style-name="P4"/>
      <text:p text:style-name="P7">PAYASO</text:p>
      <text:p text:style-name="P7"/>
      <text:p text:style-name="P4">Utilizado como complemento de entretenimiento. Muchas veces, usada como un ejemplo de burla y sátira, haciendo comedia de la cotidianidad.</text:p>
      <text:p text:style-name="P4">Suele ser vista en espectáculos infantiles y obras de terror.</text:p>
      <text:p text:style-name="P4">Su nombre <text:span text:style-name="T5">puede ser un peyorativo sobre</text:span> una persona <text:span text:style-name="T5">grosera y ridícula.</text:span></text:p>
      <text:p text:style-name="P4"/>
      <text:p text:style-name="P4"/>
      <text:p text:style-name="P4"/>
      <text:p text:style-name="P9">SATURNIA</text:p>
      <text:p text:style-name="P9"/>
      <text:p text:style-name="P10">Nuestra máscara más novedosa. Símbolo del renacimiento y la transformación.</text:p>
      <text:p text:style-name="P10">Originada a raíz del pulso de una polilla tras completar su ciclo de metamorfosis, quedando grabada gracias a la luz de la Luna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9">PELIQUEIRO DE LAZA</text:p>
      <text:p text:style-name="P9"/>
      <text:p text:style-name="P10">Originaria del Entroido de Laza, el Carnaval con mayor antigüedad de Galicia.</text:p>
      <text:p text:style-name="P10">Sus portadores llevan cencerros y un zurriago para avisar de su paso y poder atizar a quienes se interponen en su camino o le insultan.</text:p>
      <text:p text:style-name="P10">Las personas a las que atrape están obligadas a ofrecerle vino, o a pagar una multa.</text:p>
      <text:p text:style-name="P10">No se les puede devolver las agresiones ni tocarlos de ninguna manera, aunque el público también les puede insultar pero sin hacer referencia a la identidad del enmascarado.</text:p>
      <text:p text:style-name="P10"/>
      <text:p text:style-name="P10"/>
      <text:p text:style-name="P10"/>
      <text:p text:style-name="P9">MAORÍ</text:p>
      <text:p text:style-name="P10"/>
      <text:p text:style-name="P10">Símbolo cultural que representa un antepasado, el linaje o la posición social.</text:p>
      <text:p text:style-name="P10">A menudo se presentan como tatuajes faciales o “Tā moko”. Estos tatuajes no son convencionales, ya que, en lugar de perforar la piel, es cincelada para dejar surcos en ella.</text:p>
      <text:p text:style-name="P10">Los jefes de la población a la que pertenecen son conocidos como “representantes del cielo”.</text:p>
      <text:p text:style-name="P10"/>
      <text:p text:style-name="P10">Ka kite āno= Nos vemos pronto</text:p>
      <text:p text:style-name="P10">Koha= regalo</text:p>
      <text:p text:style-name="P10">Taonga= tesoro</text:p>
      <text:p text:style-name="P10"/>
      <text:p text:style-name="P10"/>
      <text:p text:style-name="P10"/>
      <text:p text:style-name="P11">BLANCA</text:p>
      <text:p text:style-name="P11"/>
      <text:p text:style-name="P12">Simboliza la pérdida de memoria, los recuerdos.</text:p>
      <text:p text:style-name="P12">Su identidad sigue perdida, puesto que aún no recuperó sus recuerdos pasados, pero necesita su máscara para transitar el más allá o su alma se desvanecerá.</text:p>
      <text:p text:style-name="P10"><text:span text:style-name="T6">El alma que la porte debe ser tomada con precaución porque se desconoce la naturaleza e identidad de quien la porta.</text:span><text:span text:style-name="T6"/>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4T22:54:02.153344800</meta:creation-date>
    <dc:date>2026-02-06T20:30:34.585287900</dc:date>
    <meta:editing-duration>PT2H32M16S</meta:editing-duration>
    <meta:editing-cycles>4</meta:editing-cycles>
    <meta:generator>LibreOffice/25.2.7.2$Windows_X86_64 LibreOffice_project/5cbfd1ab6520636bb5f7b99185aa69bd7456825d</meta:generator>
    <meta:document-statistic meta:table-count="0" meta:image-count="0" meta:object-count="0" meta:page-count="2" meta:paragraph-count="40" meta:word-count="520" meta:character-count="3144" meta:non-whitespace-character-count="2664"/>
  </office:meta>
</office:document-meta>
</file>